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6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49a297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3e00b9" officeooo:paragraph-rsid="023e00b9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49a297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503173" officeooo:paragraph-rsid="0350317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4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.0201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19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35b6d60" officeooo:paragraph-rsid="035b6d60" style:font-size-asian="11pt" style:font-size-complex="11pt"/>
    </style:style>
    <style:style style:name="P21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2" style:family="paragraph" style:parent-style-name="Standard" style:list-style-name="RTF_5f_Num_20_3">
      <style:text-properties fo:font-size="11pt" style:font-size-asian="11pt" style:font-size-complex="11pt"/>
    </style:style>
    <style:style style:name="P23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5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6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7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41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7" style:family="text">
      <style:text-properties fo:color="#000000" style:font-name="Times New Roman" fo:language="fi" fo:country="FI" fo:font-style="normal" style:text-underline-style="none" fo:font-weight="normal" officeooo:rsid="03667ff5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8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9" style:family="text">
      <style:text-properties fo:color="#000000" style:font-name="Times New Roman" fo:font-size="10.5pt" style:text-underline-style="solid" style:text-underline-width="auto" style:text-underline-color="font-color" fo:font-weight="normal" officeooo:rsid="05227385" style:font-size-asian="10.5pt" style:font-weight-asian="normal" style:font-size-complex="10.5pt" style:font-weight-complex="normal"/>
    </style:style>
    <style:style style:name="T60" style:family="text">
      <style:text-properties fo:color="#000000" style:font-name="Times New Roman" fo:font-size="10.5pt" style:text-underline-style="solid" style:text-underline-width="auto" style:text-underline-color="font-color" fo:font-weight="normal" officeooo:rsid="07752188" style:font-size-asian="10.5pt" style:font-weight-asian="normal" style:font-size-complex="10.5pt" style:font-weight-complex="normal"/>
    </style:style>
    <style:style style:name="T61" style:family="text">
      <style:text-properties fo:color="#000000" style:font-name="Times New Roman" fo:font-size="10.5pt" style:text-underline-style="none" fo:font-weight="normal" officeooo:rsid="07752188" style:font-size-asian="10.5pt" style:font-weight-asian="normal" style:font-size-complex="10.5pt" style:font-weight-complex="normal"/>
    </style:style>
    <style:style style:name="T62" style:family="text">
      <style:text-properties fo:color="#000000" style:font-name="Times New Roman" fo:font-size="10.5pt" style:text-underline-style="none" fo:font-weight="normal" officeooo:rsid="05227385" style:font-size-asian="10.5pt" style:font-weight-asian="normal" style:font-size-complex="10.5pt" style:font-weight-complex="normal"/>
    </style:style>
    <style:style style:name="T63" style:family="text">
      <style:text-properties officeooo:rsid="00260b39"/>
    </style:style>
    <style:style style:name="T64" style:family="text">
      <style:text-properties officeooo:rsid="00278b3f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137f45c" style:font-weight-asian="normal" style:font-weight-complex="normal"/>
    </style:style>
    <style:style style:name="T67" style:family="text">
      <style:text-properties fo:font-weight="normal" officeooo:rsid="00278b3f" style:font-weight-asian="normal" style:font-weight-complex="normal"/>
    </style:style>
    <style:style style:name="T68" style:family="text">
      <style:text-properties fo:font-weight="normal" officeooo:rsid="02674a71" style:font-weight-asian="normal" style:font-weight-complex="normal"/>
    </style:style>
    <style:style style:name="T69" style:family="text">
      <style:text-properties fo:font-weight="normal" officeooo:rsid="02ce3488" style:font-weight-asian="normal" style:font-weight-complex="normal"/>
    </style:style>
    <style:style style:name="T70" style:family="text">
      <style:text-properties fo:font-weight="normal" officeooo:rsid="02d0d670" style:font-weight-asian="normal" style:font-weight-complex="normal"/>
    </style:style>
    <style:style style:name="T71" style:family="text">
      <style:text-properties fo:font-weight="normal" officeooo:rsid="010209be" style:font-weight-asian="normal" style:font-weight-complex="normal"/>
    </style:style>
    <style:style style:name="T72" style:family="text">
      <style:text-properties fo:font-weight="normal" officeooo:rsid="02a81501" style:font-weight-asian="normal" style:font-weight-complex="normal"/>
    </style:style>
    <style:style style:name="T73" style:family="text">
      <style:text-properties fo:font-weight="normal" officeooo:rsid="03396ad7" style:font-weight-asian="normal" style:font-weight-complex="normal"/>
    </style:style>
    <style:style style:name="T74" style:family="text">
      <style:text-properties fo:font-weight="normal" officeooo:rsid="033189bf" style:font-weight-asian="normal" style:font-weight-complex="normal"/>
    </style:style>
    <style:style style:name="T75" style:family="text">
      <style:text-properties fo:font-weight="normal" officeooo:rsid="0349a297" style:font-weight-asian="normal" style:font-weight-complex="normal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86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87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88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89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90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1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92" style:family="text">
      <style:text-properties style:text-underline-style="none" fo:font-weight="normal" style:font-weight-asian="normal" style:font-weight-complex="normal"/>
    </style:style>
    <style:style style:name="T93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94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95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96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97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98" style:family="text">
      <style:text-properties officeooo:rsid="003b8c87" style:font-name-complex="Arial1"/>
    </style:style>
    <style:style style:name="T99" style:family="text">
      <style:text-properties officeooo:rsid="00a98c5f" style:font-name-complex="Arial1"/>
    </style:style>
    <style:style style:name="T100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02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03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04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05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06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07" style:family="text">
      <style:text-properties style:font-name="Times New Roman" fo:font-weight="bold" style:font-weight-asian="bold" style:font-weight-complex="bold"/>
    </style:style>
    <style:style style:name="T108" style:family="text">
      <style:text-properties style:font-name="Times New Roman" fo:font-weight="bold" officeooo:rsid="023ac0bd" style:font-weight-asian="bold" style:font-weight-complex="bold"/>
    </style:style>
    <style:style style:name="T109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10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11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12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13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14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15" style:family="text">
      <style:text-properties style:font-name="Times New Roman" fo:letter-spacing="0.002in" officeooo:rsid="023ac0bd"/>
    </style:style>
    <style:style style:name="T116" style:family="text">
      <style:text-properties style:font-name="Times New Roman" fo:letter-spacing="0.002in" officeooo:rsid="02c940cf"/>
    </style:style>
    <style:style style:name="T117" style:family="text">
      <style:text-properties style:font-name="Times New Roman" fo:letter-spacing="0.002in" officeooo:rsid="015f885d"/>
    </style:style>
    <style:style style:name="T118" style:family="text">
      <style:text-properties style:font-name="Times New Roman" fo:letter-spacing="0.002in" officeooo:rsid="0307f9f1"/>
    </style:style>
    <style:style style:name="T119" style:family="text">
      <style:text-properties style:font-name="Times New Roman" fo:language="fi" fo:country="FI" style:text-underline-style="none" fo:font-weight="normal" fo:background-color="#ffffff" loext:char-shading-value="0" style:font-weight-asian="normal" style:font-weight-complex="normal"/>
    </style:style>
    <style:style style:name="T120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21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22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23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24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25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26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27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28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29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30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31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32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33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34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38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42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43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44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45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46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47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48" style:family="text">
      <style:text-properties officeooo:rsid="00d92337"/>
    </style:style>
    <style:style style:name="T149" style:family="text">
      <style:text-properties officeooo:rsid="0137f45c"/>
    </style:style>
    <style:style style:name="T150" style:family="text">
      <style:text-properties officeooo:rsid="01f65f19"/>
    </style:style>
    <style:style style:name="T151" style:family="text">
      <style:text-properties officeooo:rsid="02ccee6b"/>
    </style:style>
    <style:style style:name="T152" style:family="text">
      <style:text-properties officeooo:rsid="02ce3488"/>
    </style:style>
    <style:style style:name="T153" style:family="text">
      <style:text-properties officeooo:rsid="03271583"/>
    </style:style>
    <style:style style:name="T154" style:family="text">
      <style:text-properties officeooo:rsid="033189bf"/>
    </style:style>
    <style:style style:name="T155" style:family="text">
      <style:text-properties fo:font-size="12pt" style:font-size-asian="12pt" style:font-size-complex="12pt"/>
    </style:style>
    <style:style style:name="T156" style:family="text">
      <style:text-properties officeooo:rsid="0349a297"/>
    </style:style>
    <style:style style:name="T157" style:family="text">
      <style:text-properties officeooo:rsid="034b463a"/>
    </style:style>
    <style:style style:name="T158" style:family="text">
      <style:text-properties officeooo:rsid="035170a6"/>
    </style:style>
    <style:style style:name="T159" style:family="text">
      <style:text-properties fo:font-style="italic" style:text-underline-style="none" officeooo:rsid="00391b97" style:font-style-asian="italic" style:font-style-complex="italic"/>
    </style:style>
    <style:style style:name="T160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5">Curriculum vitae<text:tab/><text:tab/><text:tab/><text:tab/><text:tab/><text:tab/><text:tab/></text:span><text:tab/><text:tab/></text:p>
      <text:p text:style-name="P16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7"><text:span text:style-name="T117">ORCID: 0000-0001-5537-637X </text:span><text:span text:style-name="T118">| </text:span><text:span text:style-name="T115">R</text:span><text:span text:style-name="T116">esearch website: http://www.iki.fi/Leo.Lahti</text:span></text:p>
      <text:p text:style-name="P7"><text:span text:style-name="T108">E</text:span><text:span text:style-name="T107">ducation</text:span></text:p>
      <text:p text:style-name="P3"><text:span text:style-name="T66">9/</text:span><text:span text:style-name="T65">20</text:span><text:span text:style-name="T67">15 </text:span><text:span text:style-name="T70">Title of </text:span><text:span text:style-name="T68">Docent </text:span><text:span text:style-name="T69">(Applied Mathematics)</text:span>, University of <text:span text:style-name="T64">Turku, Finland.</text:span></text:p>
      <text:p text:style-name="P4"><text:span text:style-name="T149">12/2010 </text:span>Doctor of Science <text:span text:style-name="T150">in </text:span>Technology <text:span text:style-name="T152">(Bioinformatics)</text:span>, <text:span text:style-name="T63">Aalto University</text:span>, <text:span text:style-name="T151">Finland</text:span><text:span text:style-name="T98">. </text:span></text:p>
      <text:p text:style-name="P4"><text:span text:style-name="T149">12/2003 </text:span>Master of Science <text:span text:style-name="T150">in </text:span>Technology <text:span text:style-name="T152">(Engineering Mathematics)</text:span>, <text:span text:style-name="T63">Helsinki Univ. Technology</text:span>, <text:span text:style-name="T151">Finland</text:span><text:span text:style-name="T99">. </text:span></text:p>
      <text:p text:style-name="P8"><text:span text:style-name="T148">7/2008 Bachelor </text:span>of Science <text:span text:style-name="T150">in Political Sciences (Practical Philosophy)</text:span>, <text:span text:style-name="T63">University of Helsinki</text:span>, <text:span text:style-name="T151">Finland.</text:span></text:p>
      <text:p text:style-name="P2">Current <text:span text:style-name="T153">positions</text:span></text:p>
      <text:p text:style-name="P11"><text:span text:style-name="T156">8/2019</text:span>- <text:s/><text:span text:style-name="T156">Associate Professor. </text:span><text:span text:style-name="T65">University of Turku. </text:span><text:span text:style-name="T75">Department of Future Technologies</text:span><text:span text:style-name="T92">. </text:span></text:p>
      <text:p text:style-name="P14">6/2019- Turku City Data Oy Board member and scientific advisor (from founding date). <text:s/></text:p>
      <text:p text:style-name="P13"><text:span text:style-name="T143">4/2017- </text:span><text:span text:style-name="T144">S</text:span><text:span text:style-name="T145">cientific advisor, </text:span><text:span text:style-name="T146">Machine Learning &amp; AI. </text:span><text:span text:style-name="T145">Blueprint Genetics </text:span><text:span text:style-name="T147">Co. </text:span><text:span text:style-name="T144">Finland.</text:span><text:span text:style-name="T146"> </text:span></text:p>
      <text:p text:style-name="P9">9/2016-<text:span text:style-name="T157">7</text:span>/20<text:span text:style-name="T157">19</text:span> <text:span text:style-name="T154">Group leader </text:span><text:span text:style-name="T74">&amp; </text:span><text:span text:style-name="T65">Academy Research Fellow. University of Turku. Mathematics and Statistics. </text:span></text:p>
      <text:p text:style-name="P10"/>
      <text:p text:style-name="P12">International experience</text:p>
      <text:p text:style-name="P10">12/2015-8/2018 (2.5 years) Visiting scholar. <text:span text:style-name="T158">Raes Lab. </text:span>VIB/KU Leuven, Belgium. <text:s/></text:p>
      <text:p text:style-name="P5"><text:span text:style-name="T22">9/</text:span><text:span text:style-name="T23">2012-</text:span><text:span text:style-name="T22">8/</text:span><text:span text:style-name="T23">2015 </text:span><text:span text:style-name="T24">(</text:span><text:span text:style-name="T25">3 years</text:span><text:span text:style-name="T24">) </text:span><text:span text:style-name="T23">Academy of Finland </text:span><text:span text:style-name="T26">Postdoc</text:span><text:span text:style-name="T23">.</text:span><text:span text:style-name="T25"> </text:span><text:span text:style-name="T27">Univ. </text:span><text:span text:style-name="T71">Helsinki </text:span><text:span text:style-name="T72">&amp; </text:span><text:span text:style-name="T77">Wageningen </text:span><text:span text:style-name="T78">(Netherlands)</text:span><text:span text:style-name="T79">. </text:span></text:p>
      <text:p text:style-name="P19"><text:span text:style-name="T80">1</text:span><text:span text:style-name="T79">1/2010-1/2011 </text:span><text:span text:style-name="T81">(3 months) </text:span><text:span text:style-name="T79">European Bioinformatics Institute EBI, UK. </text:span><text:span text:style-name="T28">Visiting </text:span><text:span text:style-name="T23">scholar.</text:span><text:span text:style-name="T29"> </text:span></text:p>
      <text:p text:style-name="P18"><text:span text:style-name="T79">7/2002 </text:span><text:span text:style-name="T82">(1.5 months) </text:span><text:span text:style-name="T83">Croatian </text:span><text:span text:style-name="T84">Meteorological Institute, Zagreb, Croatia. </text:span><text:span text:style-name="T79">Summer trainee. </text:span><text:span text:style-name="T84"><text:s/></text:span><text:span text:style-name="T79"><text:s/></text:span></text:p>
      <text:p text:style-name="P19"><text:span text:style-name="T79">6/2001-8/2001 </text:span><text:span text:style-name="T81">(3 months) </text:span><text:span text:style-name="T79">CERN, Geneva, Switzerland. Research trainee.</text:span></text:p>
      <text:p text:style-name="P20"><text:span text:style-name="T79">9-</text:span><text:span text:style-name="T76">10/2000 (2 months) Dakshinayan, Bihar, India. Volunteering teacher in a rural village.</text:span></text:p>
      <text:p text:style-name="P21"><text:span text:style-name="T2">Fellowships and awards in the last 5 years </text:span><text:span text:style-name="T159">Major </text:span><text:span text:style-name="T160">awards:</text:span><text:span text:style-name="T90">Academy of Finland </text:span><text:span text:style-name="T91">Research F</text:span><text:span text:style-name="T90">ellow</text:span><text:span text:style-name="T85"> (</text:span><text:span text:style-name="T89">1.14M</text:span><text:span text:style-name="T88">e; </text:span><text:span text:style-name="T87">9/</text:span><text:span text:style-name="T88">201</text:span><text:span text:style-name="T86">6</text:span><text:span text:style-name="T88">-</text:span><text:span text:style-name="T87">8/</text:span><text:span text:style-name="T88">20</text:span><text:span text:style-name="T86">21</text:span><text:span text:style-name="T85">); </text:span><text:span text:style-name="T100">201</text:span><text:span text:style-name="T101">7</text:span><text:span text:style-name="T100"> Open </text:span><text:span text:style-name="T102">S</text:span><text:span text:style-name="T100">cience award </text:span><text:span text:style-name="T103">by</text:span><text:span text:style-name="T100"> Ministry of Education and Culture</text:span><text:span text:style-name="T93"> </text:span><text:span text:style-name="T97">f</text:span><text:span text:style-name="T93">or </text:span><text:span text:style-name="T94">Open Knowledge Finland Open Science work group, </text:span><text:span text:style-name="T96">where</text:span><text:span text:style-name="T94"> I am founding member, first coordinator, and </text:span><text:span text:style-name="T95">active </text:span><text:span text:style-name="T96">contributor</text:span><text:span text:style-name="T94">.</text:span></text:p>
      <text:p text:style-name="P15"><text:span text:style-name="T3">S</text:span><text:span text:style-name="T1">upervision </text:span><text:span text:style-name="T3">of graduate students and research fellows </text:span><text:span text:style-name="T73">PI in University of Turku. </text:span><text:span text:style-name="T20">P</text:span><text:span text:style-name="T18">rimary supervisor for </text:span><text:span text:style-name="T14">2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30">.</text:span></text:p>
      <text:list xml:id="list4203682013" text:style-name="RTF_5f_Num_20_3">
        <text:list-item>
          <text:p text:style-name="P23">Community service</text:p>
        </text:list-item>
        <text:list-item>
          <text:p text:style-name="P24"><text:span text:style-name="T120">2</text:span><text:span text:style-name="T126">022 European Conference on Computational Biology (ECCB)</text:span><text:span text:style-name="T122">.</text:span><text:span text:style-name="T121"> </text:span><text:span text:style-name="T127">O</text:span><text:span text:style-name="T128">rganiz</text:span><text:span text:style-name="T127">ing committee</text:span><text:span text:style-name="T129">.</text:span></text:p>
        </text:list-item>
        <text:list-item>
          <text:p text:style-name="P22"><text:span text:style-name="T120">2</text:span><text:span text:style-name="T130">019- </text:span>DARIAH-EU Bibliographic Data work group member. </text:p>
        </text:list-item>
        <text:list-item>
          <text:p text:style-name="P25"><text:span text:style-name="T120">2018- </text:span><text:span text:style-name="T121">Editor</text:span><text:span text:style-name="T122">ial board.</text:span><text:span text:style-name="T121"> </text:span><text:span text:style-name="T123">Frontiers in Microbiology </text:span><text:span text:style-name="T124">(2019-) </text:span><text:span text:style-name="T123">&amp; </text:span><text:span text:style-name="T121">Versus </text:span><text:span text:style-name="T125">Journal </text:span><text:span text:style-name="T124">(2018-)</text:span><text:span text:style-name="T37">. </text:span></text:p>
        </text:list-item>
        <text:list-item>
          <text:p text:style-name="P26"><text:span text:style-name="T109">12/</text:span><text:span text:style-name="T110">2016 </text:span><text:span text:style-name="T109">(</text:span><text:span text:style-name="T104">Int’</text:span><text:span text:style-name="T105">l</text:span><text:span text:style-name="T106">) </text:span><text:span text:style-name="T109">Conference </text:span><text:span text:style-name="T110">Philosophy and History of Open Science. </text:span><text:span text:style-name="T114">O</text:span><text:span text:style-name="T111">rganiz</text:span><text:span text:style-name="T114">ing committee</text:span><text:span text:style-name="T110">.</text:span></text:p>
        </text:list-item>
        <text:list-item>
          <text:p text:style-name="P26"><text:span text:style-name="T109">3/</text:span><text:span text:style-name="T110">2</text:span><text:span text:style-name="T109">018 </text:span><text:span text:style-name="T31">D</text:span><text:span text:style-name="T32">igital Humanities in the Nordics</text:span><text:span text:style-name="T33">. </text:span><text:span text:style-name="T113">P</text:span><text:span text:style-name="T112">rogram </text:span><text:span text:style-name="T110">committee</text:span><text:span text:style-name="T32"> </text:span><text:span text:style-name="T34">(Open Science chair).</text:span></text:p>
        </text:list-item>
        <text:list-item>
          <text:p text:style-name="P26"><text:span text:style-name="T34">9/2018 </text:span><text:span text:style-name="T31">European Conference Machine Learning &amp; Knowledge Discovery</text:span><text:span text:style-name="T35">. </text:span><text:span text:style-name="T34">Program committee</text:span><text:span text:style-name="T36">.</text:span></text:p>
        </text:list-item>
        <text:list-item>
          <text:p text:style-name="P26"><text:span text:style-name="T38">9/2017 </text:span><text:span text:style-name="T39">European Conference Machine Learning &amp; Knowledge Discovery</text:span><text:span text:style-name="T40">. </text:span><text:span text:style-name="T38">Program committee</text:span><text:span text:style-name="T41">.</text:span></text:p>
        </text:list-item>
        <text:list-item>
          <text:p text:style-name="P25"><text:span text:style-name="T131">201</text:span><text:span text:style-name="T132">3</text:span><text:span text:style-name="T133">-1</text:span><text:span text:style-name="T132">5 </text:span><text:span text:style-name="T134">Found</text:span><text:span text:style-name="T135">er</text:span><text:span text:style-name="T134"> </text:span><text:span text:style-name="T136">&amp;</text:span><text:span text:style-name="T134"> </text:span><text:span text:style-name="T132">coordinator. </text:span><text:span text:style-name="T134">Open Knowledge Finland </text:span><text:span text:style-name="T137">ry. </text:span><text:span text:style-name="T134">Open Science Work Group. </text:span><text:span text:style-name="T138">Finland.</text:span></text:p>
        </text:list-item>
        <text:list-item>
          <text:p text:style-name="P25"><text:span text:style-name="T139">2009-10 Board member, </text:span><text:span text:style-name="T138">PR &amp; </text:span><text:span text:style-name="T140">v</text:span><text:span text:style-name="T139">ice pres</text:span><text:span text:style-name="T141">ident</text:span><text:span text:style-name="T139">. </text:span><text:span text:style-name="T142">Society for Bioinformatics</text:span><text:span text:style-name="T139">. </text:span><text:span text:style-name="T138">Finland.</text:span></text:p>
          <text:list>
            <text:list-item>
              <text:list>
                <text:list-item>
                  <text:p text:style-name="P27"><text:s/></text:p>
                </text:list-item>
              </text:list>
            </text:list-item>
          </text:list>
        </text:list-item>
      </text:list>
      <text:p text:style-name="P6"><text:span text:style-name="T42">Bibliographic information </text:span><text:span text:style-name="T45">6</text:span><text:span text:style-name="T47">2</text:span><text:span text:style-name="T43"> peer-reviewed publications; h-index </text:span><text:span text:style-name="T45">20</text:span><text:span text:style-name="T43">; </text:span><text:span text:style-name="T45">20</text:span><text:span text:style-name="T43">00+ citations; </text:span><text:span text:style-name="T44">150+ co-authors; </text:span><text:span text:style-name="T46">10</text:span><text:span text:style-name="T58">0+ </text:span><text:span text:style-name="T54">academic </text:span><text:span text:style-name="T57">presentations </text:span><text:span text:style-name="T56">and </text:span><text:span text:style-name="T49">workshops </text:span><text:span text:style-name="T54">in </text:span><text:span text:style-name="T55">15+ countries</text:span><text:span text:style-name="T48">. </text:span><text:span text:style-name="T50">Developer of 10+ mature open research software projects </text:span><text:span text:style-name="T52">(bioinformatics, machine learning, open data) </text:span><text:span text:style-name="T51">with ~</text:span><text:span text:style-name="T53">100k </text:span><text:span text:style-name="T52">annual </text:span><text:span text:style-name="T51">downloads</text:span><text:span text:style-name="T5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6.2$Linux_X86_64 LibreOffice_project/20$Build-2</meta:generator>
    <dc:date>2019-09-16T22:59:50.280614834</dc:date>
    <meta:editing-duration>PT18H45M9S</meta:editing-duration>
    <meta:editing-cycles>623</meta:editing-cycles>
    <meta:document-statistic meta:table-count="0" meta:image-count="0" meta:object-count="0" meta:page-count="1" meta:paragraph-count="34" meta:word-count="388" meta:character-count="3025" meta:non-whitespace-character-count="2643"/>
  </office:meta>
</office:document-meta>
</file>